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3d27" officeooo:paragraph-rsid="00123d2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5:41:13.665230098</meta:creation-date>
    <dc:date>2016-12-01T15:42:28.289246511</dc:date>
    <meta:editing-duration>PT1M15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5.1.4.2$Linux_X86_64 LibreOffice_project/10m0$Build-2</meta:generator>
  </office:meta>
</office:document-meta>
</file>